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590000001E91845733A84716F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915a6" officeooo:paragraph-rsid="001915a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915a6" officeooo:paragraph-rsid="001915a6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92c17" officeooo:paragraph-rsid="00192c1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a046b" officeooo:paragraph-rsid="001a046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a046b" officeooo:paragraph-rsid="001d6a2f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192c17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weight="normal" officeooo:rsid="00192c17" officeooo:paragraph-rsid="00192c17" style:font-size-asian="10.5pt" style:font-weight-asian="normal" style:font-size-complex="12pt" style:font-weight-complex="normal"/>
    </style:style>
    <style:style style:name="T1" style:family="text">
      <style:text-properties officeooo:rsid="00192c17"/>
    </style:style>
    <style:style style:name="T2" style:family="text">
      <style:text-properties fo:font-size="12pt" fo:font-weight="normal" officeooo:rsid="00192c17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a046b" style:font-size-asian="10.5pt" style:font-weight-asian="normal" style:font-size-complex="12pt" style:font-weight-complex="normal"/>
    </style:style>
    <style:style style:name="T4" style:family="text">
      <style:text-properties officeooo:rsid="001c7da0"/>
    </style:style>
    <style:style style:name="T5" style:family="text">
      <style:text-properties officeooo:rsid="001d6a2f"/>
    </style:style>
    <style:style style:name="T6" style:family="text">
      <style:text-properties officeooo:rsid="001ee67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s programme python </text:p>
      <text:p text:style-name="P1"/>
      <text:p text:style-name="P2">Pour récupérer les données du système réel sur l’ordinateur il faut tout d’abord faire tourner le code <text:span text:style-name="T1">A</text:span>rduino nommé « Acquisition_arduino_brut » sur la carte Leonardo puis lancer le programme « Read_maquette.py ». </text:p>
      <text:p text:style-name="P2"/>
      <text:p text:style-name="P6"><text:span text:style-name="T2">Pour récupérer les données, il faut modifier le path « fileNameBase » </text:span><text:span text:style-name="T3">(ligne 72) </text:span><text:span text:style-name="T2">en fonction du dossier dans lequel vous souhaitez enregistrer les acquisitions. Le programme va récupérer chaque ligne envoyée par la carte Arduino avec un séparateur entre chaque données (« ; »). L’ordre des données, de gauche à droite dans le code, est le suivant : </text:span></text:p>
      <text:p text:style-name="P3"/>
      <text:list text:style-name="L1">
        <text:list-item>
          <text:p text:style-name="P7">Tension ampoule 1 (à gauche sur la maquette)</text:p>
        </text:list-item>
        <text:list-item>
          <text:p text:style-name="P7">Tension ampoule 2 (au milieu sur la maquette)</text:p>
        </text:list-item>
        <text:list-item>
          <text:p text:style-name="P7">Tension moteur (à droite sur la maquette)</text:p>
          <text:p text:style-name="P7"/>
        </text:list-item>
        <text:list-item>
          <text:p text:style-name="P7">Température P1 </text:p>
        </text:list-item>
        <text:list-item>
          <text:p text:style-name="P7">Température P2 </text:p>
        </text:list-item>
        <text:list-item>
          <text:p text:style-name="P7">Température batterie </text:p>
          <text:p text:style-name="P7"/>
        </text:list-item>
        <text:list-item>
          <text:p text:style-name="P7">Éclairement P1</text:p>
        </text:list-item>
        <text:list-item>
          <text:p text:style-name="P7">Éclairement P2</text:p>
          <text:p text:style-name="P7"/>
        </text:list-item>
        <text:list-item>
          <text:p text:style-name="P7">Tension batterie </text:p>
        </text:list-item>
        <text:list-item>
          <text:p text:style-name="P7">Shunt batterie </text:p>
        </text:list-item>
        <text:list-item>
          <text:p text:style-name="P7">Courant batterie </text:p>
        </text:list-item>
        <text:list-item>
          <text:p text:style-name="P7">Puissance batterie </text:p>
          <text:p text:style-name="P7"/>
        </text:list-item>
        <text:list-item>
          <text:p text:style-name="P7">Tension P1</text:p>
        </text:list-item>
        <text:list-item>
          <text:p text:style-name="P7">Shunt P1</text:p>
        </text:list-item>
        <text:list-item>
          <text:p text:style-name="P7">Courant P1</text:p>
        </text:list-item>
        <text:list-item>
          <text:p text:style-name="P7">Puissance P1</text:p>
          <text:p text:style-name="P7"/>
        </text:list-item>
        <text:list-item>
          <text:p text:style-name="P7">Tension P2</text:p>
        </text:list-item>
        <text:list-item>
          <text:p text:style-name="P7">Shunt P2</text:p>
        </text:list-item>
        <text:list-item>
          <text:p text:style-name="P7">Courant P2</text:p>
        </text:list-item>
        <text:list-item>
          <text:p text:style-name="P7">Puissance P2</text:p>
          <text:p text:style-name="P7"/>
        </text:list-item>
        <text:list-item>
          <text:p text:style-name="P7">Temps </text:p>
        </text:list-item>
      </text:list>
      <text:p text:style-name="P3"/>
      <text:p text:style-name="P4">La variable « t_acquisition » (ligne 38) permet de définir le temps d’acquisition en seconde. Deux figures peuvent également être modifiées (ligne 112) pour avoir un aperçu rapide des données. </text:p>
      <text:p text:style-name="P4"/>
      <text:p text:style-name="P5">Le programme «<text:span text:style-name="T6">Data</text:span>_<text:span text:style-name="T6">processing</text:span> » permet de venir lire un fichier de données a posteriori <text:s/>pour trac<text:span text:style-name="T4">er</text:span> tout type de figures. Il suffit de <text:span text:style-name="T5">donner le fichier désiré en argument lors de l’appel en ligne de commande</text:span>.</text:p>
      <text:p text:style-name="P5"><text:span text:style-name="T5">Par exemple : </text:span><text:s/></text:p>
      <text:p text:style-name="P5"><draw:frame draw:style-name="fr1" draw:name="Image1" text:anchor-type="char" svg:width="3.5937in" svg:height="0.3126in" draw:z-index="0"><draw:image xlink:href="Pictures/10000001000001590000001E91845733A84716F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08:49:46.701283576</meta:creation-date>
    <meta:editing-duration>PT3M29S</meta:editing-duration>
    <meta:editing-cycles>5</meta:editing-cycles>
    <meta:generator>LibreOffice/7.5.5.2$Linux_X86_64 LibreOffice_project/bf0ddd27f701ac1d9e0942bffe145c51e201aa5c</meta:generator>
    <dc:date>2023-08-16T16:09:38.194236015</dc:date>
    <meta:document-statistic meta:table-count="0" meta:image-count="1" meta:object-count="0" meta:page-count="1" meta:paragraph-count="33" meta:word-count="249" meta:character-count="1402" meta:non-whitespace-character-count="1192"/>
  </office:meta>
</office:document-meta>
</file>